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# creando un Index y un nuevo dato</text:p>
      <text:p text:style-name="P1">POST /indexzapatos/_doc</text:p>
      <text:p text:style-name="P1">{</text:p>
      <text:p text:style-name="P1"><text:s text:c="2"/>"marca":"nike",</text:p>
      <text:p text:style-name="P1"><text:s text:c="2"/>"precio":"40",</text:p>
      <text:p text:style-name="P1"><text:s text:c="2"/>"talla":"42",</text:p>
      <text:p text:style-name="P1"><text:s text:c="2"/>"color":"rojo"</text:p>
      <text:p text:style-name="P1">}</text:p>
      <text:p text:style-name="P1"/>
      <text:p text:style-name="P1"/>
      <text:p text:style-name="P1">POST /indexzapatos/_doc/1</text:p>
      <text:p text:style-name="P1">{</text:p>
      <text:p text:style-name="P1"><text:s text:c="2"/>"marca":"addidas",</text:p>
      <text:p text:style-name="P1"><text:s text:c="2"/>"precio":"60",</text:p>
      <text:p text:style-name="P1"><text:s text:c="2"/>"talla":"40",</text:p>
      <text:p text:style-name="P1"><text:s text:c="2"/>"color":"negro"</text:p>
      <text:p text:style-name="P1">}</text:p>
      <text:p text:style-name="P1"/>
      <text:p text:style-name="P1">#Insertar varios registros con su respectivo id</text:p>
      <text:p text:style-name="P1">POST /indexzapatos/_bulk</text:p>
      <text:p text:style-name="P1">{"create":{"_id":"2"}}</text:p>
      <text:p text:style-name="P1">{"marca":"rebook","precio":"80","talla":"42","color":"blanco"}</text:p>
      <text:p text:style-name="P1">{"create":{"_id":"3"}}</text:p>
      <text:p text:style-name="P1">{"marca":"kappa","precio":"70","talla":"41","color":"negro"}</text:p>
      <text:p text:style-name="P1">{"create":{"_id":"4"}}</text:p>
      <text:p text:style-name="P1">{"marca":"kappa","precio":"70","talla":"41","color":"negro"}</text:p>
      <text:p text:style-name="P1">{"create":{"_id":"5"}}</text:p>
      <text:p text:style-name="P1">{"marca":"rebook","precio":"80","talla":"42","color":"blanco"}</text:p>
      <text:p text:style-name="P1">{"create":{"_id":"6"}}</text:p>
      <text:p text:style-name="P1">{"marca":"addidas","precio":"170","talla":"43","color":"azul"}</text:p>
      <text:p text:style-name="P1">{"create":{"_id":"7"}}</text:p>
      <text:p text:style-name="P1">{"marca":"rebook","precio":"180","talla":"44","color":"verde"}</text:p>
      <text:p text:style-name="P1">{"create":{"_id":"8"}}</text:p>
      <text:p text:style-name="P1">{"marca":"addidas","precio":"90","talla":"41","color":"rojo"}</text:p>
      <text:p text:style-name="P1">{"create":{"_id":"9"}}</text:p>
      <text:p text:style-name="P1">{"marca":"addidas","precio":"95","talla":"44","color":"naranja"}</text:p>
      <text:p text:style-name="P1">{"create":{"_id":"10"}}</text:p>
      <text:p text:style-name="P1">{"marca":"kappa","precio":"120","talla":"40","color":"azul"}</text:p>
      <text:p text:style-name="P1">{"create":{"_id":"11"}}</text:p>
      <text:p text:style-name="P1">{"marca":"nike","precio":"48","talla":"39","color":"blanco"}</text:p>
      <text:p text:style-name="P1">{"create":{"_id":"12"}}</text:p>
      <text:p text:style-name="P1">{"marca":"nike","precio":"130","talla":"38","color":"negro"}</text:p>
      <text:p text:style-name="P1">{"create":{"_id":"13"}}</text:p>
      <text:p text:style-name="P1">{"marca":"nike","precio":"80","talla":"44","color":"blanco"}</text:p>
      <text:p text:style-name="P1">{"create":{"_id":"14"}}</text:p>
      <text:p text:style-name="P1">{"marca":"kappa","precio":"70","talla":"41","color":"negro"}</text:p>
      <text:p text:style-name="P1">{"create":{"_id":"15"}}</text:p>
      <text:p text:style-name="P1">{"marca":"rebook","precio":"80","talla":"42","color":"azul"}</text:p>
      <text:p text:style-name="P1">{"create":{"_id":"16"}}</text:p>
      <text:p text:style-name="P1">{"marca":"kappa","precio":"60","talla":"41","color":"negro"}</text:p>
      <text:p text:style-name="P1">{"create":{"_id":"17"}}</text:p>
      <text:p text:style-name="P1">{"marca":"nike","precio":"140","talla":"42","color":"azul"}</text:p>
      <text:p text:style-name="P1">{"create":{"_id":"18"}}</text:p>
      <text:p text:style-name="P1">{"marca":"kappa","precio":"70","talla":"41","color":"negro"}</text:p>
      <text:p text:style-name="P1">{"create":{"_id":"19"}}</text:p>
      <text:p text:style-name="P1">{"marca":"addidas","precio":"200","talla":"40","color":"rojo"}</text:p>
      <text:p text:style-name="P1">{"create":{"_id":"20"}}</text:p>
      <text:p text:style-name="P1">{"marca":"addidas","precio":"200","talla":"40","color":"rojo"}</text:p>
      <text:p text:style-name="P1"><text:s text:c="2"/></text:p>
      <text:p text:style-name="P1">GET /indexzapatos/_search</text:p>
      <text:p text:style-name="P1"/>
      <text:p text:style-name="P1">#Buscar los 20 regristros</text:p>
      <text:p text:style-name="P1">GET /indexzapatos/_search</text:p>
      <text:p text:style-name="P1">{</text:p>
      <text:p text:style-name="P1"><text:s text:c="2"/>"from": 0,"size": 20, </text:p>
      <text:p text:style-name="P1"><text:s text:c="3"/>"query": {</text:p>
      <text:p text:style-name="P1"><text:s text:c="4"/>"match_all":{}</text:p>
      <text:p text:style-name="P1"><text:s text:c="2"/>}</text:p>
      <text:p text:style-name="P1">}</text:p>
      <text:p text:style-name="P1"/>
      <text:p text:style-name="P1">#Buscar de forma corta por color </text:p>
      <text:p text:style-name="P1">GET /indexzapatos/_search?q=color:"negro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